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36000000916271D304.gif" manifest:media-type="image/gif"/>
  <manifest:file-entry manifest:full-path="Pictures/100002010000029500000103BBBA59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967f4" officeooo:paragraph-rsid="001967f4"/>
    </style:style>
    <style:style style:name="P3" style:family="paragraph" style:parent-style-name="Text_20_body">
      <style:text-properties officeooo:rsid="001967f4" officeooo:paragraph-rsid="001967f4"/>
    </style:style>
    <style:style style:name="P4" style:family="paragraph" style:parent-style-name="Text_20_body">
      <style:paragraph-properties fo:text-align="center" style:justify-single-word="false"/>
      <style:text-properties officeooo:rsid="001967f4" officeooo:paragraph-rsid="001967f4"/>
    </style:style>
    <style:style style:name="P5" style:family="paragraph" style:parent-style-name="Text_20_body">
      <style:paragraph-properties fo:text-align="justify" style:justify-single-word="false"/>
      <style:text-properties officeooo:rsid="001967f4" officeooo:paragraph-rsid="001967f4"/>
    </style:style>
    <style:style style:name="P6" style:family="paragraph" style:parent-style-name="Text_20_body">
      <style:paragraph-properties fo:text-align="justify" style:justify-single-word="false"/>
      <style:text-properties officeooo:rsid="001b12f7" officeooo:paragraph-rsid="001b12f7"/>
    </style:style>
    <style:style style:name="P7" style:family="paragraph" style:parent-style-name="Text_20_body">
      <style:paragraph-properties fo:text-align="justify" style:justify-single-word="false"/>
      <style:text-properties officeooo:rsid="001b12f7" officeooo:paragraph-rsid="001c5339"/>
    </style:style>
    <style:style style:name="P8" style:family="paragraph" style:parent-style-name="Text_20_body">
      <style:text-properties officeooo:rsid="001c5339" officeooo:paragraph-rsid="001c5339"/>
    </style:style>
    <style:style style:name="P9" style:family="paragraph" style:parent-style-name="Text_20_body">
      <style:paragraph-properties fo:text-align="justify" style:justify-single-word="false"/>
      <style:text-properties officeooo:rsid="001c5339" officeooo:paragraph-rsid="001c5339"/>
    </style:style>
    <style:style style:name="P10" style:family="paragraph" style:parent-style-name="Text_20_body">
      <style:text-properties officeooo:rsid="001d9ac2" officeooo:paragraph-rsid="001d9ac2"/>
    </style:style>
    <style:style style:name="P11" style:family="paragraph" style:parent-style-name="Text_20_body">
      <style:paragraph-properties fo:text-align="justify" style:justify-single-word="false"/>
      <style:text-properties officeooo:rsid="001d9ac2" officeooo:paragraph-rsid="001d9ac2"/>
    </style:style>
    <style:style style:name="P12" style:family="paragraph" style:parent-style-name="Text_20_body">
      <style:text-properties officeooo:rsid="001dd154" officeooo:paragraph-rsid="001dd154"/>
    </style:style>
    <style:style style:name="P13" style:family="paragraph" style:parent-style-name="Text_20_body">
      <style:paragraph-properties fo:text-align="start" style:justify-single-word="false"/>
      <style:text-properties officeooo:rsid="001e4b56" officeooo:paragraph-rsid="001e4b56"/>
    </style:style>
    <style:style style:name="P14" style:family="paragraph" style:parent-style-name="Text_20_body">
      <style:text-properties officeooo:paragraph-rsid="001f5aac"/>
    </style:style>
    <style:style style:name="P15" style:family="paragraph" style:parent-style-name="Title">
      <style:text-properties officeooo:rsid="001967f4" officeooo:paragraph-rsid="001967f4"/>
    </style:style>
    <style:style style:name="P16" style:family="paragraph" style:parent-style-name="Preformatted_20_Text">
      <style:text-properties officeooo:rsid="002114c4"/>
    </style:style>
    <style:style style:name="P17" style:family="paragraph" style:parent-style-name="Preformatted_20_Text">
      <style:text-properties officeooo:rsid="002114c4" officeooo:paragraph-rsid="002114c4"/>
    </style:style>
    <style:style style:name="P18" style:family="paragraph" style:parent-style-name="Preformatted_20_Text">
      <style:paragraph-properties fo:margin-left="0cm" fo:margin-right="0cm" fo:margin-top="0cm" fo:margin-bottom="0cm" loext:contextual-spacing="false" fo:line-height="145%" fo:widows="1" fo:text-indent="0cm" style:auto-text-indent="false" fo:padding="0cm" fo:border="none"/>
      <style:text-properties fo:font-variant="normal" fo:text-transform="none" fo:color="#333333" style:font-name="Consolas" fo:font-size="9.75pt" fo:letter-spacing="normal" fo:font-style="normal" fo:font-weight="normal" officeooo:paragraph-rsid="001e4b56"/>
    </style:style>
    <style:style style:name="P19" style:family="paragraph" style:parent-style-name="Preformatted_20_Text">
      <style:paragraph-properties fo:margin-left="0cm" fo:margin-right="0cm" fo:margin-top="0cm" fo:margin-bottom="0cm" loext:contextual-spacing="false" fo:line-height="145%" fo:widows="1" fo:text-indent="0cm" style:auto-text-indent="false" fo:padding="0cm" fo:border="none"/>
      <style:text-properties fo:font-variant="normal" fo:text-transform="none" fo:color="#333333" style:font-name="Consolas" fo:font-size="9pt" fo:letter-spacing="normal" fo:font-style="normal" fo:font-weight="normal" style:font-size-asian="9pt" style:font-size-complex="9pt"/>
    </style:style>
    <style:style style:name="P20" style:family="paragraph" style:parent-style-name="Text_20_body" style:master-page-name="First_20_Page">
      <style:paragraph-properties style:page-number="auto"/>
    </style:style>
    <style:style style:name="P21" style:family="paragraph" style:parent-style-name="Text_20_body" style:list-style-name="L1">
      <style:paragraph-properties fo:text-align="justify" style:justify-single-word="false"/>
      <style:text-properties officeooo:rsid="001967f4" officeooo:paragraph-rsid="001967f4"/>
    </style:style>
    <style:style style:name="P22" style:family="paragraph" style:parent-style-name="Text_20_body" style:list-style-name="L1">
      <style:paragraph-properties fo:text-align="justify" style:justify-single-word="false"/>
      <style:text-properties officeooo:rsid="001967f4" officeooo:paragraph-rsid="001b12f7"/>
    </style:style>
    <style:style style:name="P23" style:family="paragraph" style:parent-style-name="Text_20_body" style:list-style-name="L1">
      <style:paragraph-properties fo:text-align="justify" style:justify-single-word="false"/>
      <style:text-properties officeooo:rsid="001c5339" officeooo:paragraph-rsid="001c5339"/>
    </style:style>
    <style:style style:name="P24" style:family="paragraph" style:parent-style-name="Text_20_body" style:list-style-name="L1">
      <style:paragraph-properties fo:text-align="justify" style:justify-single-word="false"/>
      <style:text-properties officeooo:rsid="001b12f7" officeooo:paragraph-rsid="001b12f7"/>
    </style:style>
    <style:style style:name="P25" style:family="paragraph" style:parent-style-name="Text_20_body">
      <style:text-properties officeooo:rsid="0022a12b" officeooo:paragraph-rsid="0022a12b"/>
    </style:style>
    <style:style style:name="P26" style:family="paragraph" style:parent-style-name="Text_20_body">
      <style:text-properties officeooo:rsid="0023973e" officeooo:paragraph-rsid="0023973e"/>
    </style:style>
    <style:style style:name="P27" style:family="paragraph" style:parent-style-name="Text_20_body">
      <style:text-properties officeooo:paragraph-rsid="0023973e"/>
    </style:style>
    <style:style style:name="P28" style:family="paragraph" style:parent-style-name="Text_20_body">
      <style:text-properties officeooo:paragraph-rsid="00240101"/>
    </style:style>
    <style:style style:name="P29" style:family="paragraph" style:parent-style-name="Text_20_body">
      <style:paragraph-properties fo:text-align="justify" style:justify-single-word="false"/>
      <style:text-properties officeooo:rsid="001e4b56" officeooo:paragraph-rsid="001e4b56"/>
    </style:style>
    <style:style style:name="P30" style:family="paragraph" style:parent-style-name="Contents_20_Heading">
      <style:paragraph-properties fo:break-before="page"/>
    </style:style>
    <style:style style:name="P31" style:family="paragraph" style:parent-style-name="Preformatted_20_Text">
      <style:text-properties fo:background-color="#cccccc"/>
    </style:style>
    <style:style style:name="P32" style:family="paragraph" style:parent-style-name="Preformatted_20_Text">
      <style:text-properties officeooo:rsid="0022a12b" officeooo:paragraph-rsid="0022a12b"/>
    </style:style>
    <style:style style:name="P33" style:family="paragraph" style:parent-style-name="Preformatted_20_Text">
      <style:text-properties fo:font-variant="normal" fo:text-transform="none" fo:color="#333333" style:font-name="Consolas" fo:font-size="9.75pt" fo:letter-spacing="normal" fo:font-style="normal" fo:font-weight="normal" officeooo:rsid="0023973e" officeooo:paragraph-rsid="0023973e"/>
    </style:style>
    <style:style style:name="P34" style:family="paragraph" style:parent-style-name="Preformatted_20_Text">
      <style:paragraph-properties fo:margin-left="0cm" fo:margin-right="0cm" fo:margin-top="0cm" fo:margin-bottom="0cm" loext:contextual-spacing="false" fo:line-height="145%" fo:widows="1" fo:text-indent="0cm" style:auto-text-indent="false" fo:padding="0cm" fo:border="none"/>
      <style:text-properties fo:font-variant="normal" fo:text-transform="none" fo:color="#333333" style:font-name="Consolas" fo:font-size="9.75pt" fo:letter-spacing="normal" fo:font-style="normal" fo:font-weight="normal" officeooo:paragraph-rsid="001e4b56"/>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Heading_20_1">
      <style:paragraph-properties fo:break-before="page"/>
      <style:text-properties officeooo:rsid="001d9ac2" officeooo:paragraph-rsid="001d9ac2"/>
    </style:style>
    <style:style style:name="P38" style:family="paragraph" style:parent-style-name="Heading_20_1">
      <style:paragraph-properties fo:break-before="page"/>
      <style:text-properties officeooo:rsid="001967f4" officeooo:paragraph-rsid="001967f4"/>
    </style:style>
    <style:style style:name="P39" style:family="paragraph" style:parent-style-name="Heading_20_1">
      <style:paragraph-properties fo:break-before="page"/>
      <style:text-properties officeooo:rsid="001b12f7" officeooo:paragraph-rsid="001b12f7"/>
    </style:style>
    <style:style style:name="P40" style:family="paragraph" style:parent-style-name="Heading_20_2">
      <style:text-properties officeooo:rsid="001b12f7" officeooo:paragraph-rsid="001b12f7"/>
    </style:style>
    <style:style style:name="P41" style:family="paragraph" style:parent-style-name="Heading_20_2">
      <style:paragraph-properties fo:break-before="page"/>
      <style:text-properties officeooo:rsid="0023973e" officeooo:paragraph-rsid="0023973e"/>
    </style:style>
    <style:style style:name="P42" style:family="paragraph" style:parent-style-name="Heading_20_3">
      <style:text-properties officeooo:rsid="001c5339" officeooo:paragraph-rsid="001c5339"/>
    </style:style>
    <style:style style:name="P43" style:family="paragraph" style:parent-style-name="Heading_20_3">
      <style:text-properties officeooo:rsid="001d9ac2" officeooo:paragraph-rsid="001d9ac2"/>
    </style:style>
    <style:style style:name="P44" style:family="paragraph" style:parent-style-name="Heading_20_3">
      <style:text-properties officeooo:rsid="001e4b56" officeooo:paragraph-rsid="001e4b56"/>
    </style:style>
    <style:style style:name="P45" style:family="paragraph" style:parent-style-name="Heading_20_3">
      <style:text-properties officeooo:rsid="002114c4" officeooo:paragraph-rsid="002114c4"/>
    </style:style>
    <style:style style:name="P46" style:family="paragraph" style:parent-style-name="Heading_20_3">
      <style:text-properties officeooo:rsid="0022a12b" officeooo:paragraph-rsid="0022a12b"/>
    </style:style>
    <style:style style:name="P47" style:family="paragraph" style:parent-style-name="Heading_20_3">
      <style:text-properties officeooo:rsid="0023973e" officeooo:paragraph-rsid="0023973e"/>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b12f7"/>
    </style:style>
    <style:style style:name="T2" style:family="text">
      <style:text-properties officeooo:rsid="001c5339"/>
    </style:style>
    <style:style style:name="T3" style:family="text">
      <style:text-properties officeooo:rsid="001d9ac2"/>
    </style:style>
    <style:style style:name="T4" style:family="text">
      <style:text-properties fo:background-color="transparent" loext:char-shading-value="0"/>
    </style:style>
    <style:style style:name="T5" style:family="text">
      <style:text-properties officeooo:rsid="001d9ac2" fo:background-color="transparent" loext:char-shading-value="0"/>
    </style:style>
    <style:style style:name="T6" style:family="text">
      <style:text-properties officeooo:rsid="001dd154" fo:background-color="transparent" loext:char-shading-value="0"/>
    </style:style>
    <style:style style:name="T7" style:family="text">
      <style:text-properties officeooo:rsid="001dd154"/>
    </style:style>
    <style:style style:name="T8" style:family="text">
      <style:text-properties officeooo:rsid="001e4b56"/>
    </style:style>
    <style:style style:name="T9" style:family="text">
      <style:text-properties fo:color="#969896"/>
    </style:style>
    <style:style style:name="T10" style:family="text">
      <style:text-properties fo:color="#183691"/>
    </style:style>
    <style:style style:name="T11" style:family="text">
      <style:text-properties fo:color="#183691" officeooo:rsid="001f5aac"/>
    </style:style>
    <style:style style:name="T12" style:family="text">
      <style:text-properties fo:font-variant="normal" fo:text-transform="none" fo:color="#333333" style:font-name="Consolas" fo:font-size="9.75pt" fo:letter-spacing="normal" fo:font-style="normal" fo:font-weight="normal"/>
    </style:style>
    <style:style style:name="T13" style:family="text">
      <style:text-properties fo:font-variant="normal" fo:text-transform="none" fo:color="#333333" style:font-name="Consolas" fo:font-size="9.75pt" fo:letter-spacing="normal" fo:font-style="normal" fo:font-weight="normal" officeooo:rsid="001fe7df"/>
    </style:style>
    <style:style style:name="T14" style:family="text">
      <style:text-properties fo:font-variant="normal" fo:text-transform="none" fo:color="#333333" fo:font-size="9.75pt" fo:letter-spacing="normal" fo:font-style="normal" fo:font-weight="normal"/>
    </style:style>
    <style:style style:name="T15" style:family="text">
      <style:text-properties fo:font-variant="normal" fo:text-transform="none" fo:color="#333333" fo:font-size="9.75pt" fo:letter-spacing="normal" fo:font-style="normal" fo:font-weight="normal" officeooo:rsid="001fe7df"/>
    </style:style>
    <style:style style:name="T16" style:family="text">
      <style:text-properties fo:font-variant="normal" fo:text-transform="none" fo:color="#333333" style:font-name="Liberation Serif" fo:font-size="9.75pt" fo:letter-spacing="normal" fo:font-style="normal" fo:font-weight="normal"/>
    </style:style>
    <style:style style:name="T17" style:family="text">
      <style:text-properties fo:font-variant="normal" fo:text-transform="none" fo:color="#333333" style:font-name="Liberation Serif" fo:font-size="9.75pt" fo:letter-spacing="normal" fo:font-style="normal" fo:font-weight="normal" officeooo:rsid="001fe7df"/>
    </style:style>
    <style:style style:name="T18" style:family="text">
      <style:text-properties fo:font-variant="normal" fo:text-transform="none" fo:color="#333333" style:font-name="Liberation Serif" fo:letter-spacing="normal" fo:font-style="normal" fo:font-weight="normal"/>
    </style:style>
    <style:style style:name="T19" style:family="text">
      <style:text-properties fo:font-variant="normal" fo:text-transform="none" fo:color="#333333" style:font-name="Liberation Serif" fo:letter-spacing="normal" fo:font-style="normal" fo:font-weight="normal" officeooo:rsid="001fe7df"/>
    </style:style>
    <style:style style:name="T20" style:family="text">
      <style:text-properties fo:font-variant="normal" fo:text-transform="none" fo:color="#333333" style:font-name="Liberation Serif" fo:font-size="12pt" fo:letter-spacing="normal" fo:font-style="normal" fo:font-weight="normal" style:font-size-asian="12pt" style:font-size-complex="12pt"/>
    </style:style>
    <style:style style:name="T21" style:family="text">
      <style:text-properties fo:font-variant="normal" fo:text-transform="none" fo:color="#333333" style:font-name="Liberation Serif" fo:font-size="12pt" fo:letter-spacing="normal" fo:font-style="normal" fo:font-weight="normal" officeooo:rsid="001fe7df" style:font-size-asian="12pt" style:font-size-complex="12pt"/>
    </style:style>
    <style:style style:name="T22" style:family="text">
      <style:text-properties fo:font-variant="normal" fo:text-transform="none" style:font-name="Liberation Serif" fo:font-size="12pt" fo:letter-spacing="normal" fo:font-style="normal" fo:font-weight="normal" style:font-size-asian="12pt" style:font-size-complex="12pt"/>
    </style:style>
    <style:style style:name="T23" style:family="text">
      <style:text-properties fo:font-variant="normal" fo:text-transform="none" style:font-name="Liberation Serif" fo:font-size="12pt" fo:letter-spacing="normal" fo:font-style="normal" fo:font-weight="normal" officeooo:rsid="001fe7df" style:font-size-asian="12pt" style:font-size-complex="12pt"/>
    </style:style>
    <style:style style:name="T24" style:family="text">
      <style:text-properties fo:font-variant="normal" fo:text-transform="none" fo:color="#0000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1fe7df" style:font-size-asian="12pt" style:font-size-complex="12pt"/>
    </style:style>
    <style:style style:name="T26" style:family="text">
      <style:text-properties officeooo:rsid="001f5aac"/>
    </style:style>
    <style:style style:name="T27" style:family="text">
      <style:text-properties fo:color="#a71d5d"/>
    </style:style>
    <style:style style:name="T28" style:family="text">
      <style:text-properties fo:color="#795da3"/>
    </style:style>
    <style:style style:name="T29" style:family="text">
      <style:text-properties fo:color="#0086b3"/>
    </style:style>
    <style:style style:name="T30" style:family="text">
      <style:text-properties fo:font-weight="bold" style:font-weight-asian="bold" style:font-weight-complex="bold"/>
    </style:style>
    <style:style style:name="T31" style:family="text">
      <style:text-properties officeooo:rsid="0023973e"/>
    </style:style>
    <style:style style:name="T32" style:family="text">
      <style:text-properties officeooo:rsid="00240101"/>
    </style:style>
    <style:style style:name="T33" style:family="text">
      <style:text-properties style:font-name="Liberation Serif"/>
    </style:style>
    <style:style style:name="T34" style:family="text">
      <style:text-properties style:font-name="Liberation Serif" fo:font-size="12pt" style:font-size-asian="12pt" style:font-size-complex="12pt"/>
    </style:style>
    <style:style style:name="T35" style:family="text">
      <style:text-properties fo:color="#000000" style:font-name="Liberation Serif"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5"/>
      <text:p text:style-name="P15"/>
      <text:p text:style-name="P15"/>
      <text:p text:style-name="P15"/>
      <text:p text:style-name="P15">Manual de Instalación</text:p>
      <text:p text:style-name="P2">Juego de memoria del Archivo Nacional de Arte Rupestre</text:p>
      <text:p text:style-name="P3"/>
      <text:p text:style-name="P3"/>
      <text:p text:style-name="P3"/>
      <text:p text:style-name="P3"/>
      <text:p text:style-name="P3"/>
      <text:p text:style-name="P3"/>
      <text:p text:style-name="P3"/>
      <text:p text:style-name="P3"/>
      <text:p text:style-name="P3"/>
      <text:p text:style-name="P3"/>
      <text:p text:style-name="P3"/>
      <text:p text:style-name="P4">Versión del documento: 1.0</text:p>
      <text:p text:style-name="P4">Última actualización: 22 de julio de 2016</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0">Índice de contenido</text:p>
          </text:index-title>
          <text:p text:style-name="P35"><text:a xlink:type="simple" xlink:href="#__RefHeading__333_1656294530" text:style-name="Index_20_Link" text:visited-style-name="Index_20_Link">Introducción<text:tab/>3</text:a></text:p>
          <text:p text:style-name="P35"/>
          <text:p text:style-name="P35"><text:a xlink:type="simple" xlink:href="#__RefHeading__114_329145665" text:style-name="Index_20_Link" text:visited-style-name="Index_20_Link">Requerimientos<text:tab/>4</text:a></text:p>
          <text:p text:style-name="P35"/>
          <text:p text:style-name="P35"><text:a xlink:type="simple" xlink:href="#__RefHeading__116_329145665" text:style-name="Index_20_Link" text:visited-style-name="Index_20_Link">Instalación<text:tab/>5</text:a></text:p>
          <text:p text:style-name="P48"/>
          <text:p text:style-name="P48"><text:a xlink:type="simple" xlink:href="#__RefHeading__118_329145665" text:style-name="Index_20_Link" text:visited-style-name="Index_20_Link">Instalando el juego en el ambiente definitivo<text:tab/>5</text:a></text:p>
          <text:p text:style-name="P50"><text:a xlink:type="simple" xlink:href="#__RefHeading__335_1656294530" text:style-name="Index_20_Link" text:visited-style-name="Index_20_Link">Descarga e instala Git y Node.js<text:tab/>5</text:a></text:p>
          <text:p text:style-name="P50"><text:a xlink:type="simple" xlink:href="#__RefHeading__120_329145665" text:style-name="Index_20_Link" text:visited-style-name="Index_20_Link">Descarga el código fuente<text:tab/>5</text:a></text:p>
          <text:p text:style-name="P50"><text:a xlink:type="simple" xlink:href="#__RefHeading__337_1656294530" text:style-name="Index_20_Link" text:visited-style-name="Index_20_Link">Instala las dependencias del servidor para multijugador<text:tab/>5</text:a></text:p>
          <text:p text:style-name="P50"><text:a xlink:type="simple" xlink:href="#__RefHeading__339_1656294530" text:style-name="Index_20_Link" text:visited-style-name="Index_20_Link">Descarga, instala y configura CouchDB<text:tab/>5</text:a></text:p>
          <text:p text:style-name="P50"><text:a xlink:type="simple" xlink:href="#__RefHeading__341_1656294530" text:style-name="Index_20_Link" text:visited-style-name="Index_20_Link">Instala y configura tu servidor web<text:tab/>6</text:a></text:p>
          <text:p text:style-name="P50"><text:a xlink:type="simple" xlink:href="#__RefHeading__343_1656294530" text:style-name="Index_20_Link" text:visited-style-name="Index_20_Link">Habilita la comunicación para las partidas multijugador<text:tab/>7</text:a></text:p>
          <text:p text:style-name="P48"/>
          <text:p text:style-name="P48"><text:a xlink:type="simple" xlink:href="#__RefHeading__357_1656294530" text:style-name="Index_20_Link" text:visited-style-name="Index_20_Link">Instalando el juego en un ambiente de desarrollo<text:tab/>8</text:a></text:p>
          <text:p text:style-name="P50"><text:a xlink:type="simple" xlink:href="#__RefHeading__359_1656294530" text:style-name="Index_20_Link" text:visited-style-name="Index_20_Link">Instala el manejador de dependencias de front-end<text:tab/>8</text:a></text:p>
          <text:p text:style-name="P50"><text:a xlink:type="simple" xlink:href="#__RefHeading__361_1656294530" text:style-name="Index_20_Link" text:visited-style-name="Index_20_Link">Cambia a una base de datos local (opcional)<text:tab/>8</text:a></text:p>
        </text:index-body>
      </text:table-of-content>
      <text:p text:style-name="P3"/>
      <text:h text:style-name="P37" text:outline-level="1"><text:bookmark-start text:name="__RefHeading__333_1656294530"/>Introducción<text:bookmark-end text:name="__RefHeading__333_1656294530"/></text:h>
      <text:p text:style-name="P11">Este documento explica, paso por paso, como instalar el juego de memoria, bien sea en un ambiente definitivo o de desarrollo. Su intención es ayudar a los nuevos desarrolladores para que puedan tener un ambiente de trabajo útil lo más rápido posible.</text:p>
      <text:p text:style-name="P11">Aunque el juego puede ser instalado en varios sistemas de operación, los desarrolladores actuales solo hemos usado sistemas Linux. Se intentó que las instrucciones fueran aplicables a todas las plataformas, pero si quieres agregar un dato o una corrección sobre tu sistema de operación de preferencia, eres bienvenido a incluirlo en una nueva versión de este documento.</text:p>
      <text:p text:style-name="P11">Aunque la explicación es lo más detallada posible, para entender este documento es mejor estar familiarizado con la línea de comandos de tu sistema de operación.</text:p>
      <text:h text:style-name="P38" text:outline-level="1"><text:bookmark-start text:name="__RefHeading__114_329145665"/>Requerimientos<text:bookmark-end text:name="__RefHeading__114_329145665"/></text:h>
      <text:p text:style-name="P5">El juego está desarrollado usando tecnologías multiplataforma, por lo que puede instalarse en múltiples sistemas <text:span text:style-name="T3">de operación</text:span>, incluyendo Mac OS X, Windows y Linux. <text:span text:style-name="T2">N</text:span>ecesitarás lo siguiente:</text:p>
      <text:list xml:id="list6481863381335865778" text:style-name="L1">
        <text:list-item>
          <text:p text:style-name="P21">Node.js (<text:a xlink:type="simple" xlink:href="https://nodejs.org/en/download/" text:style-name="Internet_20_link" text:visited-style-name="Visited_20_Internet_20_Link">https://nodejs.org/en/download/</text:a>): <text:span text:style-name="T1">a</text:span>mbiente de ejecución para Javascript que se usa en el servidor.</text:p>
        </text:list-item>
        <text:list-item>
          <text:p text:style-name="P22">Git (<text:a xlink:type="simple" xlink:href="https://git-scm.com/downloads" text:style-name="Internet_20_link" text:visited-style-name="Visited_20_Internet_20_Link"><text:span text:style-name="T1">https://git-scm.com/downloads</text:span></text:a>): <text:span text:style-name="T1">sistema de control de versiones con el que se está desarrollando el proyecto.</text:span></text:p>
        </text:list-item>
        <text:list-item>
          <text:p text:style-name="P23">CouchDB Versión 1 (<text:a xlink:type="simple" xlink:href="http://couchdb.apache.org/" text:style-name="Internet_20_link" text:visited-style-name="Visited_20_Internet_20_Link">http://couchdb.apache.org/</text:a>): base de datos para documentos JSON que se utiliza <text:span text:style-name="T3">en la aplicación.</text:span></text:p>
        </text:list-item>
        <text:list-item>
          <text:p text:style-name="P24">El servidor web de tu preferencia, que pueda servir contenido estático. Por ejemplo Apache (<text:a xlink:type="simple" xlink:href="https://httpd.apache.org/" text:style-name="Internet_20_link" text:visited-style-name="Visited_20_Internet_20_Link">https://httpd.apache.org/</text:a>) o Nginx (<text:a xlink:type="simple" xlink:href="https://nginx.org/" text:style-name="Internet_20_link" text:visited-style-name="Visited_20_Internet_20_Link">https://nginx.org/</text:a>).</text:p>
        </text:list-item>
      </text:list>
      <text:p text:style-name="P7">Si puedes instalar eso en tu computador, podrás ejecutar el juego de memoria. <text:span text:style-name="T2">El código está alojado de forma gratuita en GitHub (</text:span><text:a xlink:type="simple" xlink:href="https://github.com/" text:style-name="Internet_20_link" text:visited-style-name="Visited_20_Internet_20_Link"><text:span text:style-name="T2">https://github.com/</text:span></text:a><text:span text:style-name="T2">), así que también necesitarás acceso a internet.</text:span></text:p>
      <text:p text:style-name="P6"/>
      <text:h text:style-name="P39" text:outline-level="1"><text:bookmark-start text:name="__RefHeading__116_329145665"/>Instalación<text:bookmark-end text:name="__RefHeading__116_329145665"/></text:h>
      <text:h text:style-name="P40" text:outline-level="2"><text:bookmark-start text:name="__RefHeading__118_329145665"/>Instalando el juego en el ambiente definitivo<text:bookmark-end text:name="__RefHeading__118_329145665"/></text:h>
      <text:p text:style-name="P8">Si tu sistema cumple los requerimientos, puedes instalar la aplicación siguiendo estos pasos.</text:p>
      <text:h text:style-name="P42" text:outline-level="3"><text:bookmark-start text:name="__RefHeading__335_1656294530"/>Descarga e instala Git y Node.js<text:bookmark-end text:name="__RefHeading__335_1656294530"/></text:h>
      <text:p text:style-name="P10">En sus respectivos sitios web encontraras los instaladores disponibles para la descarga, y los instrucciones.</text:p>
      <text:h text:style-name="P42" text:outline-level="3"><text:bookmark-start text:name="__RefHeading__120_329145665"/>Descarga el código fuente<text:bookmark-end text:name="__RefHeading__120_329145665"/></text:h>
      <text:p text:style-name="P9">Lo primero es descargar el código desde el repositorio de GitHub donde se encuentra. Para ello, desde la línea de comandos ejecuta:</text:p>
      <text:p text:style-name="Preformatted_20_Text"><text:span text:style-name="T5"><text:tab/></text:span><text:span text:style-name="T6">$ </text:span><text:span text:style-name="T4">git clone </text:span><text:a xlink:type="simple" xlink:href="https://github.com/SC-ANAR/ANAR_MEMORIA" text:style-name="Internet_20_link" text:visited-style-name="Visited_20_Internet_20_Link"><text:span text:style-name="T4">https://github.com/SC-ANAR/ANAR_MEMORIA</text:span></text:a></text:p>
      <text:p text:style-name="P31"/>
      <text:p text:style-name="P9">Eso c<text:span text:style-name="T3">reará una carpeta ANAR_MEMORIA con el contenido del juego. La versión más actualizada (aunque no necesariamente estable) del juego estará en la rama develop, así que entra en la carpeta y cambia de rama:</text:span></text:p>
      <text:p text:style-name="Preformatted_20_Text"><text:tab/><text:span text:style-name="T7">$ cd ANAR_MEMORIA</text:span></text:p>
      <text:p text:style-name="Preformatted_20_Text"><text:s/><text:tab/><text:span text:style-name="T7">$ git checkout develop</text:span></text:p>
      <text:p text:style-name="Preformatted_20_Text"/>
      <text:h text:style-name="P43" text:outline-level="3"><text:bookmark-start text:name="__RefHeading__337_1656294530"/>Instala las dependencias del servidor para multijugador<text:bookmark-end text:name="__RefHeading__337_1656294530"/></text:h>
      <text:p text:style-name="Text_20_body">Deberás entrar a la subcarpeta anar_gameserver, e instalar las dependencias espe<text:span text:style-name="T3">cificadas en el archivo package.json:</text:span></text:p>
      <text:p text:style-name="Preformatted_20_Text"><text:tab/><text:span text:style-name="T7">$ cd anar_gameserver</text:span></text:p>
      <text:p text:style-name="Preformatted_20_Text"><text:tab/><text:span text:style-name="T7">$ npm install</text:span></text:p>
      <text:p text:style-name="Preformatted_20_Text"/>
      <text:p text:style-name="P12">Esto instalará el framework Loopback (<text:a xlink:type="simple" xlink:href="https://loopback.io/" text:style-name="Internet_20_link" text:visited-style-name="Visited_20_Internet_20_Link">https://loopback.io/</text:a>), que se uso para generar el API con que se comunican el cliente y el servidor, y la librería Socket.io (<text:a xlink:type="simple" xlink:href="http://socket.io/" text:style-name="Internet_20_link" text:visited-style-name="Visited_20_Internet_20_Link">http://socket.io</text:a>), <text:span text:style-name="T8">que se usa para la comunicación en tiempo real.</text:span></text:p>
      <text:h text:style-name="P44" text:outline-level="3"><text:bookmark-start text:name="__RefHeading__339_1656294530"/>Descarga, instala y configura CouchDB<text:bookmark-end text:name="__RefHeading__339_1656294530"/></text:h>
      <text:p text:style-name="P13">Conseguirás instaladores para la base de datos en su página web (<text:a xlink:type="simple" xlink:href="http://couchdb.apache.org/" text:style-name="Internet_20_link" text:visited-style-name="Visited_20_Internet_20_Link">http://couchdb.apache.org/</text:a>). Si <text:soft-page-break/>tu sistema de preferencia no está listado, deberás descargar el código fuente y compilar la base de datos. En particular, si usas Debian Jessie, te recomendamos estas instrucciones: <text:a xlink:type="simple" xlink:href="https://forum.cozy.io/t/how-to-install-couchdb-manually-on-debian-jessie/1230" text:style-name="Internet_20_link" text:visited-style-name="Visited_20_Internet_20_Link">https://forum.cozy.io/t/how-to-install-couchdb-manually-on-debian-jessie/1230</text:a></text:p>
      <text:p text:style-name="P29">Una vez que hayas instalado CouchDB, deberás asegurar la instalación (<text:a xlink:type="simple" xlink:href="http://guide.couchdb.org/draft/security.html" text:style-name="Internet_20_link" text:visited-style-name="Visited_20_Internet_20_Link">http://guide.couchdb.org/draft/security.html</text:a>) y habilitar CORS, el mecanismo que permite compartir recursos desde distintos dominios <text:s/>(<text:a xlink:type="simple" xlink:href="http://docs.couchdb.org/en/1.3.0/cors.html" text:style-name="Internet_20_link" text:visited-style-name="Visited_20_Internet_20_Link">http://docs.couchdb.org/en/1.3.0/cors.html</text:a>). Para la versión 1 de CouchDB, puedes habilitar CORS con estos comandos:</text:p>
      <text:p text:style-name="P18"><text:line-break/><text:tab/><text:span text:style-name="T8">$ </text:span>HOST=http://adminname:password@localhost:5984 <text:span text:style-name="T9"># aquí tus datos de administrador</text:span> </text:p>
      <text:p text:style-name="P18"><text:span text:style-name="T8"><text:tab/>$ </text:span>curl -X PUT $HOST/_config/httpd/enable_cors -d <text:span text:style-name="T10">'"true"'</text:span> </text:p>
      <text:p text:style-name="P18"><text:tab/><text:span text:style-name="T8">$ </text:span>curl -X PUT $HOST/_config/cors/origins -d <text:span text:style-name="T10">'"*"'</text:span> </text:p>
      <text:p text:style-name="P18"><text:span text:style-name="T8"><text:tab/>$ </text:span>curl -X PUT $HOST/_config/cors/credentials -d <text:span text:style-name="T10">'"true"'</text:span> </text:p>
      <text:p text:style-name="P18"><text:span text:style-name="T8"><text:tab/>$ </text:span>curl -X PUT $HOST/_config/cors/methods -d <text:span text:style-name="T10">'"GET, PUT, POST, HEAD, DELETE"'</text:span> </text:p>
      <text:p text:style-name="P18"><text:span text:style-name="T8"><text:tab/>$ </text:span>curl -X PUT $HOST/_config/cors/headers -d <text:span text:style-name="T10">'"accept, authorization, content-type, origin, referer, x-csrf-token"'</text:span></text:p>
      <text:p text:style-name="P17"/>
      <text:p text:style-name="P14"><text:span text:style-name="T26">Si usas un sistema Windows, probablemente debas instalar curl (</text:span><text:a xlink:type="simple" xlink:href="https://curl.haxx.se/" text:style-name="Internet_20_link" text:visited-style-name="Visited_20_Internet_20_Link"><text:span text:style-name="T26">https://curl.haxx.se/</text:span></text:a><text:span text:style-name="T26">) para poder ejecutar estos comandos, ya que no está instalado por defecto.</text:span></text:p>
      <text:p text:style-name="P14">Para crear la base de datos ejecuta el siguiente comando con los datos apropiados:</text:p>
      <text:p text:style-name="Preformatted_20_Text"><text:tab/><text:span text:style-name="T8">$ </text:span><text:span text:style-name="T12">curl -X PUT $HOST/tu_base_de_datos</text:span></text:p>
      <text:p text:style-name="Preformatted_20_Text"/>
      <text:p text:style-name="Text_20_body"><text:span text:style-name="T24">Para facilitar el desarrollo, la aplicación estará configurada para comunicarse con una instancia de CouchDB instalada en Cloud9 (</text:span><text:a xlink:type="simple" xlink:href="https://c9.io/" text:style-name="Internet_20_link" text:visited-style-name="Visited_20_Internet_20_Link"><text:span text:style-name="T35">https://c9.io/</text:span></text:a><text:span text:style-name="T24">) o para guardar los datos de forma local en el navegador. Una vez que vayas a implantarla en el ambiente definitivo, deberás hacer que la variable db_user del archivo database.js apunte a la base de datos adecuada, con una línea como la siguiente </text:span><text:span text:style-name="T25">al comienzo del archivo</text:span><text:span text:style-name="T24">:</text:span></text:p>
      <text:p text:style-name="P19"><text:span text:style-name="T27">var</text:span> db_user <text:span text:style-name="T27">=</text:span> <text:span text:style-name="T27">new</text:span> <text:span text:style-name="T28">PouchDB</text:span>(<text:span text:style-name="T10">'http://</text:span><text:span text:style-name="T11">host_definitivo</text:span><text:span text:style-name="T10">:</text:span><text:span text:style-name="T11">puerto</text:span><text:span text:style-name="T10">/</text:span><text:span text:style-name="T11">tu_base_de_datos</text:span><text:span text:style-name="T10">'</text:span>, {ajax<text:span text:style-name="T27">:</text:span> {timeout<text:span text:style-name="T27">:</text:span> <text:span text:style-name="T29">10000</text:span>}});</text:p>
      <text:p text:style-name="P16"/>
      <text:h text:style-name="P45" text:outline-level="3"><text:bookmark-start text:name="__RefHeading__341_1656294530"/>Instala y configura tu servidor web<text:bookmark-end text:name="__RefHeading__341_1656294530"/></text:h>
      <text:p text:style-name="P25">Una vez que hayas instalado un servidor web de tu preferencia, deberás configurarlo para que sirva el archivo index.html que está en la carpeta app. Dependiendo del servidor que escogiste, la configuración será distinta. Por ejemplo si usas Nginx en Linux, tu archivo de configuración podría <text:soft-page-break/>tener algo así:</text:p>
      <text:p text:style-name="P32">server {</text:p>
      <text:p text:style-name="P32"><text:s text:c="4"/>listen <text:s text:c="6"/>0.0.0.0;</text:p>
      <text:p text:style-name="P32"><text:s text:c="4"/>server_name <text:s/>test;</text:p>
      <text:p text:style-name="P32"/>
      <text:p text:style-name="P32"><text:s text:c="4"/>location / {</text:p>
      <text:p text:style-name="P32"><text:s text:c="8"/>root <text:s/>/home/user/ANAR_MEMORIA/app;</text:p>
      <text:p text:style-name="P32"><text:s text:c="8"/>index index.html;</text:p>
      <text:p text:style-name="P32"><text:s text:c="4"/>}</text:p>
      <text:p text:style-name="P32"/>
      <text:p text:style-name="P32"><text:s text:c="4"/>location = /50x.html {</text:p>
      <text:p text:style-name="P32"><text:s text:c="8"/>root <text:s text:c="2"/>/usr/share/nginx/html;</text:p>
      <text:p text:style-name="P32"><text:s text:c="4"/>}</text:p>
      <text:p text:style-name="P32">}</text:p>
      <text:p text:style-name="P32"/>
      <text:p text:style-name="P25">Para otros servidores, deberás consultar la documentación. Es importante que <text:span text:style-name="T30">no sirvas la aplicación por el mismo puerto por el que sirves CouchDB</text:span> si ambos servidores estarán en la misma máquina. De igual manera, <text:span text:style-name="T30">si el servidor de comunicación para las partidas multijugadores está corriendo en la misma máquina, no sirvas la aplicación por el puerto 3000</text:span>.</text:p>
      <text:h text:style-name="P46" text:outline-level="3"><text:bookmark-start text:name="__RefHeading__343_1656294530"/>Habilita la comunicación para las partidas multijugador<text:bookmark-end text:name="__RefHeading__343_1656294530"/></text:h>
      <text:p text:style-name="P25">Si ya llegaste hasta este punto, podrás acceder al juego usando un navegador web y el nombre de dominio o dirección IP de la maquina donde instalaste tu servidor web (0.0.0.0 si es tu máquina local). Dependiendo de como hayas configurado tu servidor, podrías necesitar un número de puerto, con un URL final como http://<text:span text:style-name="T31">&lt;</text:span>tu_ip_o_nombre<text:span text:style-name="T31">&gt;</text:span>:puerto/. Si CouchDB está bien configurado, ya podrás crear nuevos usuarios e ingresar al juego, pero solo funcionará el modo de un solo jugador. <text:span text:style-name="T31">El servidor que comunica a los jugadores en las partidas multijugador se ejecuta sobre Node.js. Para activarlo, ejecuta node en el directorio anar_gameserver:</text:span></text:p>
      <text:p text:style-name="Preformatted_20_Text"><text:tab/><text:span text:style-name="T31">$ cd anar_gameserver</text:span></text:p>
      <text:p text:style-name="Preformatted_20_Text"><text:tab/><text:span text:style-name="T31">$ node .</text:span></text:p>
      <text:p text:style-name="Preformatted_20_Text"/>
      <text:p text:style-name="P27"><text:span text:style-name="T31">Este servidor aceptará peticiones por el puerto 3000, y podrás consultar consultar el API entrando a un URL parecido a http://&lt;host_donde_se_ejecuta&gt;:3000/explorer.</text:span></text:p>
      <text:p text:style-name="P26">Con esto el juego debería quedar instalado.</text:p>
      <text:h text:style-name="P41" text:outline-level="2"><text:bookmark-start text:name="__RefHeading__357_1656294530"/>Instalando el juego en un ambiente de desarrollo<text:bookmark-end text:name="__RefHeading__357_1656294530"/></text:h>
      <text:p text:style-name="P26">Con la excepción de la sección sobre la base de datos, <text:span text:style-name="T30">deberás llevar a cabo todos los pasos de la sección anterior para poder instalar el juego</text:span>. Además, podrías querer agregar los que se listan a continuación.</text:p>
      <text:h text:style-name="P47" text:outline-level="3"><text:bookmark-start text:name="__RefHeading__359_1656294530"/>Instala el manejador de dependencias de front-end<text:bookmark-end text:name="__RefHeading__359_1656294530"/></text:h>
      <text:p text:style-name="P26">En el repositorio están incluidas todas las dependencias que necesita descargar la aplicación cliente. Sin embargo, si quieres modificarlas, te podría ser util el manejador de paquetes Bower. Si ya instalaste Node.js y Git, basta con ejecutar:</text:p>
      <text:p text:style-name="Preformatted_20_Text"><text:tab/><text:span text:style-name="T31">$ npm install -g bower</text:span></text:p>
      <text:p text:style-name="Preformatted_20_Text"/>
      <text:p text:style-name="P26">Ten en cuenta que podrías necesitar permisos de administrador. Para más información sobre Bower, consulta su página web: <text:a xlink:type="simple" xlink:href="https://bower.io/" text:style-name="Internet_20_link" text:visited-style-name="Visited_20_Internet_20_Link">https://bower.io/</text:a></text:p>
      <text:h text:style-name="P47" text:outline-level="3"><text:bookmark-start text:name="__RefHeading__361_1656294530"/>Cambia a una base de datos local (opcional)<text:bookmark-end text:name="__RefHeading__361_1656294530"/></text:h>
      <text:p text:style-name="P26">No deberías utilizar la misma base de datos definitiva para el desarrollo. Si no consigues donde alojar una base de datos para el desarrollo (te recomendamos intentar con Cloud9, <text:a xlink:type="simple" xlink:href="https://c9.io/" text:style-name="Internet_20_link" text:visited-style-name="Visited_20_Internet_20_Link">https://c9.io/</text:a>), puedes hacer que los datos se guarden directamente en el navegador, cambiando la variable anar_user en el archivo database.js. Basta con poner algo similar a lo siguiente:</text:p>
      <text:p text:style-name="P33"><text:span text:style-name="T27">var</text:span> db_user <text:span text:style-name="T27">=</text:span> <text:span text:style-name="T27">new</text:span> <text:span text:style-name="T28">PouchDB</text:span>(<text:span text:style-name="T10">'anar_user'</text:span>);</text:p>
      <text:p text:style-name="P26"/>
      <text:p text:style-name="P28"><text:span text:style-name="T32">Los datos se guardaran ahora usando PouchDB (</text:span><text:a xlink:type="simple" xlink:href="https://pouchdb.com/" text:style-name="Internet_20_link" text:visited-style-name="Visited_20_Internet_20_Link"><text:span text:style-name="T32">https://pouchdb.com/</text:span></text:a><text:span text:style-name="T32">), una base de datos que se ejecuta en el cliente. Serán persistentes solo en la misma máquina y con el mismo navegador web, y se borrarán si limpias el caché del navegad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cm" style:auto-text-indent="false"/>
      <style:text-properties officeooo:rsid="001d9ac2"/>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9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style:dynamic-spacing="false"/>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3" text:anchor-type="paragraph" svg:x="0.009cm" svg:y="-0.82cm" svg:width="7.08cm" svg:height="2.775cm" draw:z-index="0"><draw:image xlink:href="Pictures/100002010000029500000103BBBA5908.png" xlink:type="simple" xlink:show="embed" xlink:actuate="onLoad"/></draw:frame><draw:frame draw:style-name="Mfr1" draw:name="Imagen4" text:anchor-type="paragraph" svg:x="11.374cm" svg:y="-0.961cm" svg:width="6.114cm" svg:height="2.859cm" draw:z-index="7"><draw:image xlink:href="Pictures/1000020000000136000000916271D304.gif" xlink:type="simple" xlink:show="embed" xlink:actuate="onLoad"/></draw:frame></text:p>
      </style:header>
      <style:footer>
        <text:p text:style-name="MP1"><text:page-number text:select-page="current">8</text:page-number></text:p>
      </style:footer>
    </style:master-page>
    <style:master-page style:name="First_20_Page" style:display-name="First Page" style:page-layout-name="Mpm2" style:next-style-name="Standard">
      <style:header>
        <text:p text:style-name="Header"><draw:frame draw:style-name="Mfr1" draw:name="Imagen1" text:anchor-type="paragraph" svg:x="0.009cm" svg:y="-1.005cm" svg:width="8.206cm" svg:height="3.216cm" draw:z-index="14"><draw:image xlink:href="Pictures/100002010000029500000103BBBA5908.png" xlink:type="simple" xlink:show="embed" xlink:actuate="onLoad"/></draw:frame><draw:frame draw:style-name="Mfr1" draw:name="Imagen2" text:anchor-type="paragraph" svg:x="10.553cm" svg:y="-0.961cm" svg:width="6.934cm" svg:height="3.242cm" draw:z-index="15"><draw:image xlink:href="Pictures/1000020000000136000000916271D304.gif" xlink:type="simple" xlink:show="embed" xlink:actuate="onLoad"/></draw:frame></text:p>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fredo Fanghella</meta:initial-creator>
    <meta:creation-date>2016-07-22T08:52:26.526149818</meta:creation-date>
    <dc:date>2016-07-22T23:14:58.913701180</dc:date>
    <dc:creator>Alfredo Fanghella</dc:creator>
    <meta:editing-duration>PT11H14M32S</meta:editing-duration>
    <meta:editing-cycles>10</meta:editing-cycles>
    <meta:generator>LibreOffice/4.3.3.2$Linux_X86_64 LibreOffice_project/430m0$Build-2</meta:generator>
    <meta:document-statistic meta:table-count="0" meta:image-count="4" meta:object-count="0" meta:page-count="8" meta:paragraph-count="90" meta:word-count="1285" meta:character-count="8711" meta:non-whitespace-character-count="7438"/>
  </office:meta>
</office:document-meta>
</file>